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 style:master-page-name="">
      <style:paragraph-properties fo:keep-with-next="always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Times New Roman" fo:font-style="normal" style:font-name-asian="OpenSymbol" style:font-style-asian="normal" style:font-name-complex="OpenSymbol" style:font-style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OpenSymbol" fo:font-style="normal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17-20</text:p>
      <text:p text:style-name="P1">David A. Wheeler, 2007-09-19</text:p>
      <text:p text:style-name="P7"/>
      <text:p text:style-name="P7">This class is designed to prepare your for additional mathematics, should you choose to take/learn them. <text:s/>Two areas in particular that this course prepares you for are:</text:p>
      <text:list text:style-name="L1">
        <text:list-item>
          <text:p text:style-name="P8"><text:span text:style-name="T3">Calculus.</text:span><text:span text:style-name="T4"> <text:s/>This is the study of derivatives (rate of change) and integrals (areas &amp; volumes). <text:s/>That is, calculus studies continuously-changing values. <text:s/>Another course called “differential equations” builds further on top of calculus, enabling the study of more complex systems that continuously change. <text:s/>Calculus turns out to be marvelous at modeling the physics of the real world,. including astronomical motion, electronics, and so on, and it’s useful for modeling other things too. <text:s/>Isaac Newton and Gottfried Leibniz independently developed calculus, and its development was so gigantically important that there was a </text:span><text:span text:style-name="T6">huge</text:span><text:span text:style-name="T4"> controversy over who invented it first (with national pride at stake: Newton was English, while Leibniz was German). <text:s/>The controversy was so bitter that it divided mathematicians for many years. <text:s/>Leibniz spent a great deal of time working out exactly how to notate calculus; today most people use Leibniz’ clever notation.</text:span></text:p>
        </text:list-item>
        <text:list-item>
          <text:p text:style-name="P8"><text:span text:style-name="T3">Discrete mathematics</text:span><text:span text:style-name="T4"> (including logic). <text:s/></text:span><text:span text:style-name="T2">Discrete mathematics involves the study of objects and ideas that can be divided into separated or discontinuous parts, including logic/logic puzzles. Digital computers are based on discrete mathematics (1 and 0 are discrete from each other, and they form the basis of digital computing). <text:s/>You should learn discrete mathematics if you’re going to develop computer software in a serious way.</text:span></text:p>
        </text:list-item>
      </text:list>
      <text:p text:style-name="P7"/>
      <text:p text:style-name="P2">Lesson 17: Pythagorean Theorem / Similarity</text:p>
      <text:p text:style-name="P3">17A is about proving the Pythagorean theorem.</text:p>
      <text:p text:style-name="P3"/>
      <text:p text:style-name="P4"><text:span text:style-name="T1">“Similar” (marked as ~) means “same shape, not necessarily same size”. <text:s/>Similar shapes can be </text:span><text:span text:style-name="T5">scaled</text:span><text:span text:style-name="T1"> to be congruent with another. <text:s/>Congruence is actually a special case of similarity (e.g., the scaling factor is 1); <text:s/>two similar triangles may also be congruent. <text:s/>There are several postulates that can prove similarity, but beware, though they </text:span><text:span text:style-name="T5">look</text:span><text:span text:style-name="T1"> like the congruence postulates (they </text:span><text:span text:style-name="T5">are</text:span><text:span text:style-name="T1"> related), they aren’t the same postulates. <text:s/>So, to prove that two triangles are similar, you need to show SSS (all three sides </text:span><text:span text:style-name="T5">similar</text:span><text:span text:style-name="T1">), SAS (sides are </text:span><text:span text:style-name="T5">similar</text:span><text:span text:style-name="T1"> and angle is congruent), or AAA (all three angles congruent). <text:s/>AAA is listed separately from SSS and SAS from the book, oddly enough. <text:s/>When you’re giving reasons in a proof, use names like “SSS similarity postulate” to distinguish it from the “SSS congruence postulate”.</text:span></text:p>
      <text:p text:style-name="P4"/>
      <text:p text:style-name="P4"><text:span text:style-name="T1">Note that ~ means similar, = means equal to, and </text:span><text:span text:style-name="T15">≅</text:span><text:span text:style-name="T1"> means “congruent”</text:span><text:span text:style-name="T11">. <text:s/>The traditional symbol for congruent is no accident; it’s supposed to help you remember that congruent means “similar shape with equal scale”.</text:span></text:p>
      <text:p text:style-name="P11"/>
      <text:p text:style-name="P3"/>
      <text:p text:style-name="P2">Lesson 18: Advanced Word Problems</text:p>
      <text:p text:style-name="P3">Word problems are <text:span text:style-name="T5">really</text:span><text:span text:style-name="T1"> important. <text:s/>“Word problems” are simply exercises in applying math; if you can’t do word problems, you can’t apply the math to the real world, and you probably don’t understand the math either. <text:s/>You </text:span><text:span text:style-name="T5">must</text:span><text:span text:style-name="T1"> have as many variables in your equations as you have independent values, and if you have a system of linear equations (all with exponents of 1), you have to have as many equations as you have variables to get a solution.</text:span></text:p>
      <text:p text:style-name="P3"/>
      <text:p text:style-name="P3">Walk though each example carefully, and make sure you can re-do each.</text:p>
      <text:p text:style-name="P3"/>
      <text:p text:style-name="P14">Lesson 19: Nonlinear Systems/ Factoring Exponentials/ Sum and Difference of Two Cubes</text:p>
      <text:p text:style-name="P3">Linear equations only have variables with an exponent of 1; nonlinear equations are “everything else”. <text:s/>Quadratic equations are nonlinear; you’ll probably need the quadratic equation to solve them.</text:p>
      <text:p text:style-name="P3"/>
      <text:p text:style-name="P3">Factoring exponentials – this can get a little mind-bending; do this in slow steps or you’ll probably make a mistake. <text:s/>Remember that x<text:span text:style-name="T7">a+b</text:span> = x<text:span text:style-name="T7">a</text:span> x<text:span text:style-name="T7">b</text:span>.</text:p>
      <text:p text:style-name="P3"/>
      <text:p text:style-name="P3">a<text:span text:style-name="T7">3</text:span>+b<text:span text:style-name="T7">3</text:span> = (a+b) (a<text:span text:style-name="T7">2</text:span> – ab + b<text:span text:style-name="T7">2</text:span>) <text:s text:c="2"/>and a<text:span text:style-name="T7">3</text:span>-b<text:span text:style-name="T7">3</text:span> = (a-b)(a<text:span text:style-name="T7">2</text:span> + ab + b<text:span text:style-name="T7">2</text:span>)</text:p>
      <text:p text:style-name="P3">Since these are hard to remember, Saxon shows a trick for rederiving them quickly... which should also prove to you that they’re true! <text:s/>[Walkthrough: Show how to compute <text:span text:style-name="T1">a</text:span><text:span text:style-name="T8">3</text:span><text:span text:style-name="T1">+b</text:span><text:span text:style-name="T8">3</text:span><text:span text:style-name="T1"> / (a+b)... the trick is to write the +b</text:span><text:span text:style-name="T8">3</text:span><text:span text:style-name="T1"> term waaaay later].</text:span></text:p>
      <text:p text:style-name="P3"/>
      <text:p text:style-name="P3"/>
      <text:p text:style-name="P2">Lesson 20: Two Special Triangles (45-45-90 and 30-60-90)</text:p>
      <text:p text:style-name="Standard"><text:span text:style-name="T1">This lesson shows two special triangles (the 45-45-90 and 30-60-90) triangles, and derives their sin, cos, and tangent values. <text:s/>The key is that you should be able to redo these derivations (e.g., figure out tan 30</text:span><text:span text:style-name="T10">° by creating a 30-60-90 triangle); if you can, you’ll start to really understand the trig functions (and that’s important). <text:s/>These are important “reference triangles” - you can buy triangles of with these angles for manual drafting, etc. <text:s/></text:span><text:span text:style-name="T9">The basic idea is straightforward, in both cases based on the isosceles triangle (2 angles equal).</text:span></text:p>
      <text:p text:style-name="P10"/>
      <text:p text:style-name="P10">[Walkthrough] Obviously the 45-45-90 triangle has two equal angles, so it’s an isosceles triangle. <text:s/>You can then use Soa Cah Toa to find the trig values.</text:p>
      <text:p text:style-name="P10"/>
      <text:p text:style-name="P10">[Walkthrough] You can take an equilateral triangle, bisect one of its angles, and thus create two 30-60-90 triangles. <text:s/>With that, you can figure out the trig values for a 30-60-90 triangle.</text:p>
      <text:p text:style-name="P6"/>
      <text:p text:style-name="P3"><text:span text:style-name="T9">Saxon prefers writing </text:span><text:span text:style-name="T9"><draw:frame draw:style-name="fr1" draw:name="Object2" text:anchor-type="as-char" svg:width="0.3008in" svg:height="0.407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instead of</text:span><text:span text:style-name="T9"><draw:frame draw:style-name="fr1" draw:name="Object1" text:anchor-type="as-char" svg:width="0.298in" svg:height="0.381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, i.e., he prefers the denominator to be simple, even if it makes the numerator more complicated. <text:s/></text:span><text:span text:style-name="T10">Saxon complains that “Some modern authors have suggested that rationalizing the denominator is an unnecessary procedure. <text:s/>Perhaps it is...”. <text:s/>Let me make it clear that </text:span><text:span text:style-name="T9">I’m one of those “modern authors”, and in fact I don’t know anyone other than Saxon who insists on this. <text:s/>I don’t see any advantage to rationalizing the denominator. <text:s/>So, I will accept either form as a simplified form (with full credit). <text:s/>However, if you want the answer to look just like Saxon’s, you’ll need rationalize the denominator, and that might make your parents’ job easier. <text:s/>It’s easy to do this, simply multiply by the denominator/denominator (=1).</text:span></text:p>
      <text:p text:style-name="P3"/>
      <text:p text:style-name="P5"><text:span text:style-name="T13">THIS WEEK: <text:s/></text:span>Work through lessons 17-20 this week (“Monday – Thursday”).</text:p>
      <text:p text:style-name="P5"/>
      <text:p text:style-name="P6"><text:span text:style-name="T3">Do home study test #4 this week</text:span><text:span text:style-name="T4"> (covers lessons 13-16), presumably on Friday. <text:s/>It </text:span><text:span text:style-name="T12">will use some trig functions, so you </text:span><text:span text:style-name="T14">will</text:span><text:span text:style-name="T12"> need a calculator that has buttons for sin, cos, and tan on it. <text:s/>Any scientific calculator (even the $10 kind) will have these functions. <text:s/></text:span><text:span text:style-name="T4">Please review your notes before taking it, and memorize what you need first. <text:s/></text:span><text:span text:style-name="T6">Show your work</text:span><text:span text:style-name="T2">; I can’t give partial credit without that!</text:span></text:p>
      <text:p text:style-name="P5"/>
      <text:p text:style-name="P5">Have a parent grade it initially (to identify which ones are right or wrong), and bring it in to the next class. <text:s/>I intend to do the final grading, so that I can give partial credit (or full credit if it’s just an equivalent express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><text:tab/><text:page-number text:select-page="current">1</text:page-number> of 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 A. Wheeler</meta:initial-creator>
    <meta:creation-date>2007-09-03T22:43:21</meta:creation-date>
    <dc:creator>David A. Wheeler</dc:creator>
    <dc:date>2007-09-19T18:18:47</dc:date>
    <meta:printed-by>David A. Wheeler</meta:printed-by>
    <meta:print-date>2007-09-17T17:32:47</meta:print-date>
    <dc:language>en-US</dc:language>
    <meta:editing-cycles>154</meta:editing-cycles>
    <meta:editing-duration>PT12H2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2" meta:paragraph-count="26" meta:word-count="1063" meta:character-count="64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sqrt>
        <math:mn>3</math:mn>
      </math:msqrt>
    </math:mfrac>
    <math:annotation math:encoding="StarMath 5.0">1 over {sqrt 3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sqrt>
        <math:mn>3</math:mn>
      </math:msqrt>
      <math:mn>3</math:mn>
    </math:mfrac>
    <math:annotation math:encoding="StarMath 5.0">{sqrt 3} over 3</math:annotation>
  </math:semantics>
</math:math>
</file>